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069" officeooo:paragraph-rsid="001df069"/>
    </style:style>
    <style:style style:name="P2" style:family="paragraph" style:parent-style-name="Standard">
      <style:paragraph-properties fo:text-align="center" style:justify-single-word="false"/>
      <style:text-properties officeooo:rsid="001df069" officeooo:paragraph-rsid="001df069" fo:background-color="#fff200"/>
    </style:style>
    <style:style style:name="P3" style:family="paragraph" style:parent-style-name="Standard">
      <style:text-properties officeooo:rsid="001fe27e" officeooo:paragraph-rsid="001fe27e"/>
    </style:style>
    <style:style style:name="P4" style:family="paragraph" style:parent-style-name="Standard">
      <style:text-properties officeooo:rsid="001fe27e" officeooo:paragraph-rsid="001fe27e" fo:background-color="#ff8000"/>
    </style:style>
    <style:style style:name="P5" style:family="paragraph" style:parent-style-name="Standard">
      <style:paragraph-properties fo:text-align="center" style:justify-single-word="false"/>
      <style:text-properties officeooo:rsid="0021d8b8" officeooo:paragraph-rsid="0021d8b8" fo:background-color="transparent"/>
    </style:style>
    <style:style style:name="P6" style:family="paragraph" style:parent-style-name="Standard">
      <style:text-properties officeooo:rsid="0021d8b8" officeooo:paragraph-rsid="0021d8b8" fo:background-color="transparent"/>
    </style:style>
    <style:style style:name="P7" style:family="paragraph" style:parent-style-name="Standard">
      <style:text-properties officeooo:rsid="00212d24" officeooo:paragraph-rsid="00212d24" fo:background-color="transparent"/>
    </style:style>
    <style:style style:name="P8" style:family="paragraph" style:parent-style-name="Standard">
      <style:text-properties officeooo:rsid="0023766e" officeooo:paragraph-rsid="0023766e" fo:background-color="transparent"/>
    </style:style>
    <style:style style:name="P9" style:family="paragraph" style:parent-style-name="Standard">
      <style:text-properties officeooo:rsid="0024443d" officeooo:paragraph-rsid="0023766e" fo:background-color="transparent"/>
    </style:style>
    <style:style style:name="P10" style:family="paragraph" style:parent-style-name="Standard">
      <style:paragraph-properties fo:text-align="center" style:justify-single-word="false"/>
      <style:text-properties officeooo:rsid="0024443d" officeooo:paragraph-rsid="0024443d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24443d" officeooo:paragraph-rsid="0024443d" fo:background-color="transparent"/>
    </style:style>
    <style:style style:name="P12" style:family="paragraph" style:parent-style-name="Standard">
      <style:text-properties officeooo:rsid="0024443d" officeooo:paragraph-rsid="0024443d"/>
    </style:style>
    <style:style style:name="T1" style:family="text">
      <style:text-properties officeooo:rsid="001fe27e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Копировать и Вставить : Shift+Ctrl+(C/V)</text:p>
      <text:p text:style-name="P4">Помощь при введение команды: TAB</text:p>
      <text:p text:style-name="P4"/>
      <text:p text:style-name="P5">Главное</text:p>
      <text:p text:style-name="P7">sudo &lt;operation&gt; - Выполнение от администратора</text:p>
      <text:p text:style-name="P7"/>
      <text:p text:style-name="P6">man &lt;name&gt; - Справка для консольного ПО. (Команда «/ &lt;слово&gt;» → начать искать в тесте N- next совпадение)</text:p>
      <text:p text:style-name="P6"/>
      <text:p text:style-name="P8">info — информация о файлах <text:s/>и командах (Команда «Q — quit»; «U — up»(вверх по иерархии))</text:p>
      <text:p text:style-name="P9"/>
      <text:p text:style-name="P8">Форумы системных администраторов:</text:p>
      <text:p text:style-name="P8">serverfault.com</text:p>
      <text:p text:style-name="P8">linuxquestions.org/questions</text:p>
      <text:p text:style-name="P4"/>
      <text:p text:style-name="P10"><text:span text:style-name="T2">Получение информации об ошибках из системных журналов</text:span></text:p>
      <text:p text:style-name="P11"><text:span text:style-name="T2">sudo journalctl — весь поток</text:span></text:p>
      <text:p text:style-name="P11"><text:span text:style-name="T2">sudo journalctl | grep filename.php — <text:s text:c="15"/>только файл filename.php</text:span></text:p>
      <text:p text:style-name="P11"><text:span text:style-name="T2">sudo journalctl | grep filename.php | grep error — <text:s text:c="3"/>из файла filename.php со словом error</text:span></text:p>
      <text:p text:style-name="P11"><text:span text:style-name="T2">sudo journalctl | grep filename.php | grep -v error - <text:s/>из файла filename.php без слова error</text:span></text:p>
      <text:p text:style-name="P11"><text:span text:style-name="T2"/></text:p>
      <text:p text:style-name="P4"/>
      <text:p text:style-name="P1"><text:s/>Ls -l — Содержимое каталога и размеры файлов в «Машинном виде»</text:p>
      <text:p text:style-name="P1">ls -lh = ls --human-readable - <text:s/>Содержимое каталога и размеры файлов в «Человеческом виде»</text:p>
      <text:p text:style-name="P1">ls -R — Более структурное содержимое каталога.</text:p>
      <text:p text:style-name="P1">Pwd — узнать текущий рабочий каталог.</text:p>
      <text:p text:style-name="P1"/>
      <text:p text:style-name="P1"/>
      <text:p text:style-name="P1">Cd &lt;папка&gt; - переместиться в папку каталога</text:p>
      <text:p text:style-name="P1">cd .. - подняться на ступень выше по каталогу</text:p>
      <text:p text:style-name="P1">cd / - вернуться в корень</text:p>
      <text:p text:style-name="P1"/>
      <text:p text:style-name="P1">cat &lt;название&gt; - <text:s/>вывести содержимое файла ЦЕЛИКОМ (cat etc/group)</text:p>
      <text:p text:style-name="P1">less &lt;названеи&gt; - высести содержимое файла по странично (переключение: <text:s/>Page Up/ Page Down / Пробел) <text:s/>(Q — закрыть файл)</text:p>
      <text:p text:style-name="P1"/>
      <text:p text:style-name="P1"/>
      <text:p text:style-name="P2">Инструменты управления файлами</text:p>
      <text:p text:style-name="P1">touch &lt;name&gt; - создать файл</text:p>
      <text:p text:style-name="P1">stat &lt;name&gt; - Информация о файле с метаданными inode и др</text:p>
      <text:p text:style-name="P1"/>
      <text:p text:style-name="P1">Текстовые редакторы:</text:p>
      <text:p text:style-name="P1">nano &lt;name&gt; - Открыть файл в текстовом редакторе nano</text:p>
      <text:p text:style-name="P1">vi &lt;name&gt; - Открыть файл в текстовом редакторе vim</text:p>
      <text:p text:style-name="P1"/>
      <text:p text:style-name="P1">Каталоги:</text:p>
      <text:p text:style-name="P1">mkdir &lt;name&gt; - создать каталог</text:p>
      <text:p text:style-name="P1">rmdir &lt;name&gt; - удалить ПУСТОЙ каталога (не пустой не удалится, будет ошибка)</text:p>
      <text:p text:style-name="P1"/>
      <text:p text:style-name="P1">rmdir --ignore-fail-on-non-empty &lt;name&gt; - удалить каталог с внутренним СОДЕРЖИМЫМ </text:p>
      <text:p text:style-name="P1"><text:soft-page-break/>rm -r &lt;name&gt; - удалить каталог с внутренним СОДЕРЖИМЫМ </text:p>
      <text:p text:style-name="P1"/>
      <text:p text:style-name="P1">P.S. Аргумент R — усиливающий</text:p>
      <text:p text:style-name="P1"/>
      <text:p text:style-name="P1">Копирование и перемещение:</text:p>
      <text:p text:style-name="P1">cp &lt;filename&gt; &lt;dirname&gt; - скопировать файл filename из текущей директории в dirname</text:p>
      <text:p text:style-name="P1">+cp &lt;filename1&gt; &lt;filename2&gt;- создать файл <text:s/>filename2 <text:s/>с содержимым filename1</text:p>
      <text:p text:style-name="P1"/>
      <text:p text:style-name="P1">mv &lt;filename&gt; &lt;dirname&gt;— переместить файл</text:p>
      <text:p text:style-name="P1">mv &lt;name&gt;* &lt;newplace&gt; - Переместить файл начинающийся с &lt;name&gt; и заканчивающийся <text:span text:style-name="T1">ЛЮБЫМ</text:span> <text:span text:style-name="T1">кол-вом</text:span> симвлов</text:p>
      <text:p text:style-name="P1">mv &lt;name&gt;? &lt;newplace&gt; Переместить файл начинающийся с &lt;name&gt; и заканчивающийся <text:span text:style-name="T1">ОДНИМ</text:span> симв<text:span text:style-name="T1">о</text:span>ло<text:span text:style-name="T1">м</text:span></text:p>
      <text:p text:style-name="P1"/>
      <text:p text:style-name="P3">Удаление файлов</text:p>
      <text:p text:style-name="P3">rm &lt;filename&gt;</text:p>
      <text:p text:style-name="P3">rm &lt;name&gt;*</text:p>
      <text:p text:style-name="P3">rm -r &lt;name&gt;* - удаление каталога и всех подкаталогов по указанному пути</text:p>
      <text:p text:style-name="P3"/>
      <text:p text:style-name="P12">Поиск в интернете:</text:p>
      <text:p text:style-name="P12">«name» - слово в кавычках будет искаться в интернете</text:p>
      <text:p text:style-name="P12">writing scripts -movie - удалит из посика все запросы mov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4:11:59.702828188</meta:creation-date>
    <meta:generator>LibreOffice/6.1.5.2$Linux_x86 LibreOffice_project/10$Build-2</meta:generator>
    <dc:date>2020-11-02T16:39:45.170289221</dc:date>
    <meta:editing-duration>PT1H29M2S</meta:editing-duration>
    <meta:editing-cycles>2</meta:editing-cycles>
    <meta:document-statistic meta:table-count="0" meta:image-count="0" meta:object-count="0" meta:page-count="2" meta:paragraph-count="48" meta:word-count="362" meta:character-count="2450" meta:non-whitespace-character-count="2097"/>
  </office:meta>
</office:document-meta>
</file>